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" draw:marker-end="Linienende_20_3" draw:textarea-horizontal-align="center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marker-end="Linienende_20_1" draw:textarea-horizontal-align="center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marker-end="Linienende_20_2" draw:textarea-horizontal-align="center"/>
    </style:style>
    <style:style style:name="gr7" style:family="graphic" style:parent-style-name="standard">
      <style:graphic-properties draw:marker-end="Linienende_20_3" draw:textarea-horizontal-align="center"/>
    </style:style>
    <style:style style:name="P1" style:family="paragraph">
      <style:paragraph-properties fo:margin-left="0cm" fo:margin-right="0cm" fo:text-align="center" fo:text-indent="0cm"/>
      <style:text-properties fo:font-size="8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25cm" svg:height="0.5cm" svg:x="4.885cm" svg:y="2.635cm">
          <text:p text:style-name="P1"><text:span text:style-name="T1">/ab0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3" draw:layer="layout" svg:x1="6.135cm" svg:y1="2.884cm" svg:x2="6.636cm" svg:y2="3.635cm" draw:start-shape="id1" draw:start-glue-point="7" draw:end-shape="id2" draw:end-glue-point="4">
          <text:p text:style-name="P6"/>
        </draw:connector>
        <draw:custom-shape draw:style-name="gr1" draw:text-style-name="P5" draw:id="id2" draw:layer="layout" svg:width="4.5cm" svg:height="1cm" svg:x="5.135cm" svg:y="3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Device.S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25cm" svg:height="0.569cm" svg:x="5.635cm" svg:y="3.135cm">
          <draw:text-box>
            <text:p text:style-name="P6">AB0</text:p>
          </draw:text-box>
        </draw:frame>
        <draw:custom-shape draw:style-name="gr1" draw:text-style-name="P5" draw:id="id3" draw:layer="layout" svg:width="4.5cm" svg:height="1cm" svg:x="10.385cm" svg:y="3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Transport.P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9.635cm" svg:y1="4.135cm" svg:x2="10.385cm" svg:y2="4.135cm" draw:start-shape="id2" draw:start-glue-point="1" draw:end-shape="id3" draw:end-glue-point="3">
          <text:p text:style-name="P6"/>
        </draw:connector>
        <draw:frame draw:style-name="gr5" draw:text-style-name="P6" draw:layer="layout" svg:width="1cm" svg:height="0.569cm" svg:x="9.635cm" svg:y="3.566cm">
          <draw:text-box>
            <text:p text:style-name="P6">2</text:p>
          </draw:text-box>
        </draw:frame>
        <draw:custom-shape draw:style-name="gr1" draw:text-style-name="P5" draw:id="id4" draw:layer="layout" svg:width="4.5cm" svg:height="1cm" svg:x="9.885cm" svg:y="4.88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Interface.Uni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4.885cm" svg:y1="4.135cm" svg:x2="14.385cm" svg:y2="5.385cm" draw:start-shape="id3" draw:start-glue-point="1" draw:end-shape="id4" draw:end-glue-point="1">
          <text:p text:style-name="P6"/>
        </draw:connector>
        <draw:frame draw:style-name="gr5" draw:text-style-name="P6" draw:layer="layout" svg:width="1cm" svg:height="0.569cm" svg:x="14.385cm" svg:y="4.816cm">
          <draw:text-box>
            <text:p text:style-name="P6">---</text:p>
          </draw:text-box>
        </draw:frame>
        <draw:custom-shape draw:style-name="gr1" draw:text-style-name="P2" draw:id="id5" draw:layer="layout" svg:width="1.25cm" svg:height="0.5cm" svg:x="8.635cm" svg:y="2.635cm">
          <text:p text:style-name="P1"><text:span text:style-name="T1">/sm_bi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7" draw:text-style-name="P3" draw:layer="layout" svg:x1="8.635cm" svg:y1="2.884cm" svg:x2="8.134cm" svg:y2="3.635cm" draw:start-shape="id5" draw:start-glue-point="5" draw:end-shape="id2" draw:end-glue-point="7">
          <text:p text:style-name="P6"/>
        </draw:connector>
        <draw:frame draw:style-name="gr3" draw:text-style-name="P6" draw:layer="layout" svg:width="1.5cm" svg:height="0.569cm" svg:x="8.135cm" svg:y="3.135cm">
          <draw:text-box>
            <text:p text:style-name="P6">SM0.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draw:marker draw:name="Linienende_20_2" draw:display-name="Linienende 2" svg:viewBox="0 0 1131 1918" svg:d="m737 1131h394l-564-1131-567 1131h398l-398 787h1131z"/>
    <draw:marker draw:name="Linienende_20_3" draw:display-name="Linienende 3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28T14:12:01</dc:date>
    <dc:language>de-DE</dc:language>
    <meta:editing-cycles>10</meta:editing-cycles>
    <meta:editing-duration>PT1H17M5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